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Cyr" svg:font-family="'Arial Cyr'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10.319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cd5b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cd5b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Обычный_20_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Обычный_20_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Обычный_20_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Обычный_20_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2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2">
      <style:table-cell-properties fo:border-bottom="1.76pt solid #000000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tru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13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1" table:default-cell-style-name="ce14"/>
        <table:table-column table:style-name="co1" table:default-cell-style-name="ce22"/>
        <table:table-column table:style-name="co1" table:default-cell-style-name="ce24"/>
        <table:table-row table:style-name="ro1">
          <table:table-cell office:value-type="string" calcext:value-type="string">
            <text:p>АВАНГАР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коричневый, оранжевый</text:p>
          </table:table-cell>
          <table:table-cell office:value-type="float" office:value="2.8" calcext:value-type="float">
            <text:p>2,8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22.7484231516" calcext:value-type="currency">
            <text:p>$22,7484</text:p>
          </table:table-cell>
          <table:table-cell table:formula="of:=[.G1]*75" office:value-type="float" office:value="1706.13173637" calcext:value-type="float">
            <text:p>1 706,13</text:p>
          </table:table-cell>
        </table:table-row>
        <table:table-row table:style-name="ro2">
          <table:table-cell office:value-type="string" calcext:value-type="string">
            <text:p>АДАЖИ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елый, серый, св.бежевый, коричневый</text:p>
          </table:table-cell>
          <table:table-cell office:value-type="float" office:value="2.8" calcext:value-type="float">
            <text:p>2,8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32.1081568443" calcext:value-type="currency">
            <text:p>$32,1082</text:p>
          </table:table-cell>
          <table:table-cell table:formula="of:=[.G2]*75" office:value-type="float" office:value="2408.1117633225" calcext:value-type="float">
            <text:p>2 408,11</text:p>
          </table:table-cell>
        </table:table-row>
        <table:table-row table:style-name="ro3">
          <table:table-cell office:value-type="string" calcext:value-type="string">
            <text:p>АЙЛЕНД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елоснежный </text:p>
          </table:table-cell>
          <table:table-cell office:value-type="float" office:value="2.8" calcext:value-type="float">
            <text:p>2,8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39.1848574991" calcext:value-type="currency">
            <text:p>$39,1849</text:p>
          </table:table-cell>
          <table:table-cell table:formula="of:=[.G3]*75" office:value-type="float" office:value="2938.8643124325" calcext:value-type="float">
            <text:p>2 938,86</text:p>
          </table:table-cell>
        </table:table-row>
        <table:table-row table:style-name="ro2">
          <table:table-cell office:value-type="string" calcext:value-type="string">
            <text:p>АРАБЕС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магнолия, св.бежевый, бежевый</text:p>
          </table:table-cell>
          <table:table-cell office:value-type="float" office:value="2.7" calcext:value-type="float">
            <text:p>2,7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22.8361958582" calcext:value-type="currency">
            <text:p>$22,8362</text:p>
          </table:table-cell>
          <table:table-cell table:formula="of:=[.G4]*75" office:value-type="float" office:value="1712.714689365" calcext:value-type="float">
            <text:p>1 712,71</text:p>
          </table:table-cell>
        </table:table-row>
        <table:table-row table:style-name="ro3">
          <table:table-cell office:value-type="string" calcext:value-type="string">
            <text:p>БАБОЧКИ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розовый</text:p>
          </table:table-cell>
          <table:table-cell office:value-type="float" office:value="2.6" calcext:value-type="float">
            <text:p>2,60</text:p>
          </table:table-cell>
          <table:table-cell office:value-type="float" office:value="47" calcext:value-type="float">
            <text:p>47</text:p>
          </table:table-cell>
          <table:table-cell office:value-type="currency" office:currency="USD" office:value="22.7597351472" calcext:value-type="currency">
            <text:p>$22,7597</text:p>
          </table:table-cell>
          <table:table-cell table:formula="of:=[.G5]*75" office:value-type="float" office:value="1706.98013604" calcext:value-type="float">
            <text:p>1 706,98</text:p>
          </table:table-cell>
        </table:table-row>
        <table:table-row table:style-name="ro4">
          <table:table-cell table:style-name="ce2" office:value-type="string" calcext:value-type="string">
            <text:p>БЕРГАМА 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Турция</text:p>
          </table:table-cell>
          <table:table-cell table:style-name="ce8" office:value-type="string" calcext:value-type="string">
            <text:p>бежевый, коричневый, лиловый, магнолия</text:p>
          </table:table-cell>
          <table:table-cell table:style-name="ce10" office:value-type="float" office:value="2.8" calcext:value-type="float">
            <text:p>2,80</text:p>
          </table:table-cell>
          <table:table-cell table:style-name="ce15" office:value-type="float" office:value="50" calcext:value-type="float">
            <text:p>50</text:p>
          </table:table-cell>
          <table:table-cell table:style-name="ce23" office:value-type="currency" office:currency="USD" office:value="23.1556257" calcext:value-type="currency">
            <text:p>$23,1556</text:p>
          </table:table-cell>
          <table:table-cell table:formula="of:=[.G6]*75" office:value-type="float" office:value="1736.6719275" calcext:value-type="float">
            <text:p>1 736,67</text:p>
          </table:table-cell>
        </table:table-row>
        <table:table-row table:style-name="ro4">
          <table:table-cell office:value-type="string" calcext:value-type="string">
            <text:p>ВАЛЕНСИ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елый, св.бежевый, серый, т.коричневый</text:p>
          </table:table-cell>
          <table:table-cell table:style-name="ce11" office:value-type="string" calcext:value-type="string">
            <text:p>2,8 (2,4</text:p>
            <text:p>вышивка)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41.0493466998" calcext:value-type="currency">
            <text:p>$41,0493</text:p>
          </table:table-cell>
          <table:table-cell table:formula="of:=[.G7]*75" office:value-type="float" office:value="3078.701002485" calcext:value-type="float">
            <text:p>3 078,70</text:p>
          </table:table-cell>
        </table:table-row>
        <table:table-row table:style-name="ro4">
          <table:table-cell office:value-type="string" calcext:value-type="string">
            <text:p>Глория Био БО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елый, св. серый, магнолия, св. коричневый</text:p>
          </table:table-cell>
          <table:table-cell table:style-name="ce11" office:value-type="float" office:value="2.8" calcext:value-type="float">
            <text:p>2,80</text:p>
          </table:table-cell>
          <table:table-cell office:value-type="float" office:value="40" calcext:value-type="float">
            <text:p>40</text:p>
          </table:table-cell>
          <table:table-cell office:value-type="currency" office:currency="USD" office:value="31.987062" calcext:value-type="currency">
            <text:p>$31,9871</text:p>
          </table:table-cell>
          <table:table-cell table:formula="of:=[.G8]*75" office:value-type="float" office:value="2399.02965" calcext:value-type="float">
            <text:p>2 399,03</text:p>
          </table:table-cell>
        </table:table-row>
        <table:table-row table:style-name="ro2">
          <table:table-cell office:value-type="string" calcext:value-type="string">
            <text:p>ДАЙКИРИ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шоколадный, ванильный, вишневый</text:p>
          </table:table-cell>
          <table:table-cell office:value-type="float" office:value="2.8" calcext:value-type="float">
            <text:p>2,8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33.2599903222" calcext:value-type="currency">
            <text:p>$33,2600</text:p>
          </table:table-cell>
          <table:table-cell table:formula="of:=[.G9]*75" office:value-type="float" office:value="2494.499274165" calcext:value-type="float">
            <text:p>2 494,50</text:p>
          </table:table-cell>
        </table:table-row>
        <table:table-row table:style-name="ro2">
          <table:table-cell office:value-type="string" calcext:value-type="string">
            <text:p>Даймонд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ый, св. серый, серый, св. бежевый</text:p>
          </table:table-cell>
          <table:table-cell office:value-type="float" office:value="2.8" calcext:value-type="float">
            <text:p>2,80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23.1065359" calcext:value-type="currency">
            <text:p>$23,1065</text:p>
          </table:table-cell>
          <table:table-cell table:formula="of:=[.G10]*75" office:value-type="float" office:value="1732.9901925" calcext:value-type="float">
            <text:p>1 732,99</text:p>
          </table:table-cell>
        </table:table-row>
        <table:table-row table:style-name="ro4">
          <table:table-cell office:value-type="string" calcext:value-type="string">
            <text:p>ДАКОТ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жевый, св.коричневый, коричневый, голубой</text:p>
          </table:table-cell>
          <table:table-cell office:value-type="float" office:value="2.8" calcext:value-type="float">
            <text:p>2,8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20.6109796867" calcext:value-type="currency">
            <text:p>$20,6110</text:p>
          </table:table-cell>
          <table:table-cell table:formula="of:=[.G11]*75" office:value-type="float" office:value="1545.8234765025" calcext:value-type="float">
            <text:p>1 545,82</text:p>
          </table:table-cell>
        </table:table-row>
        <table:table-row table:style-name="ro2">
          <table:table-cell office:value-type="string" calcext:value-type="string">
            <text:p>ДАМАС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ый, бежевый, коричневый</text:p>
          </table:table-cell>
          <table:table-cell office:value-type="float" office:value="2.7" calcext:value-type="float">
            <text:p>2,7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28.13335202" calcext:value-type="currency">
            <text:p>$28,1334</text:p>
          </table:table-cell>
          <table:table-cell table:formula="of:=[.G12]*75" office:value-type="float" office:value="2110.0014015" calcext:value-type="float">
            <text:p>2 110,00</text:p>
          </table:table-cell>
        </table:table-row>
        <table:table-row table:style-name="ro1">
          <table:table-cell table:style-name="ce2" office:value-type="string" calcext:value-type="string">
            <text:p>КОФЕ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Турция</text:p>
          </table:table-cell>
          <table:table-cell table:style-name="ce8" office:value-type="string" calcext:value-type="string">
            <text:p>светло-коричневый</text:p>
          </table:table-cell>
          <table:table-cell table:style-name="ce10" office:value-type="float" office:value="2.8" calcext:value-type="float">
            <text:p>2,80</text:p>
          </table:table-cell>
          <table:table-cell table:style-name="ce15" office:value-type="float" office:value="47" calcext:value-type="float">
            <text:p>47</text:p>
          </table:table-cell>
          <table:table-cell table:style-name="ce23" office:value-type="currency" office:currency="USD" office:value="22.7597351472" calcext:value-type="currency">
            <text:p>$22,7597</text:p>
          </table:table-cell>
          <table:table-cell table:formula="of:=[.G13]*75" office:value-type="float" office:value="1706.98013604" calcext:value-type="float">
            <text:p>1 706,98</text:p>
          </table:table-cell>
        </table:table-row>
        <table:table-row table:style-name="ro3">
          <table:table-cell office:value-type="string" calcext:value-type="string">
            <text:p>КРУЖЕВ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ерый</text:p>
          </table:table-cell>
          <table:table-cell office:value-type="float" office:value="2.8" calcext:value-type="float">
            <text:p>2,8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24.9004255738" calcext:value-type="currency">
            <text:p>$24,9004</text:p>
          </table:table-cell>
          <table:table-cell table:formula="of:=[.G14]*75" office:value-type="float" office:value="1867.531918035" calcext:value-type="float">
            <text:p>1 867,53</text:p>
          </table:table-cell>
        </table:table-row>
        <table:table-row table:style-name="ro2">
          <table:table-cell office:value-type="string" calcext:value-type="string">
            <text:p>КРИС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айвань</text:p>
          </table:table-cell>
          <table:table-cell office:value-type="string" calcext:value-type="string">
            <text:p>красный, оранжевый, сирень</text:p>
          </table:table-cell>
          <table:table-cell office:value-type="float" office:value="2.8" calcext:value-type="float">
            <text:p>2,80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15.38" calcext:value-type="currency">
            <text:p>$15,3800</text:p>
          </table:table-cell>
          <table:table-cell table:formula="of:=[.G15]*75" office:value-type="float" office:value="1153.5" calcext:value-type="float">
            <text:p>1 153,50</text:p>
          </table:table-cell>
        </table:table-row>
        <table:table-row table:style-name="ro3">
          <table:table-cell office:value-type="string" calcext:value-type="string">
            <text:p>ЛЁ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св.бежевый</text:p>
          </table:table-cell>
          <table:table-cell office:value-type="float" office:value="2.4" calcext:value-type="float">
            <text:p>2,40</text:p>
          </table:table-cell>
          <table:table-cell table:style-name="ce16" office:value-type="float" office:value="50" calcext:value-type="float">
            <text:p>50</text:p>
          </table:table-cell>
          <table:table-cell office:value-type="currency" office:currency="USD" office:value="20.0003414057" calcext:value-type="currency">
            <text:p>$20,0003</text:p>
          </table:table-cell>
          <table:table-cell table:formula="of:=[.G16]*75" office:value-type="float" office:value="1500.0256054275" calcext:value-type="float">
            <text:p>1 500,03</text:p>
          </table:table-cell>
        </table:table-row>
        <table:table-row table:style-name="ro2">
          <table:table-cell office:value-type="string" calcext:value-type="string">
            <text:p>ЛОФТ ВО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елый, бежевый, коричневый</text:p>
          </table:table-cell>
          <table:table-cell office:value-type="float" office:value="2.8" calcext:value-type="float">
            <text:p>2,80</text:p>
          </table:table-cell>
          <table:table-cell table:style-name="ce16" office:value-type="float" office:value="50" calcext:value-type="float">
            <text:p>50</text:p>
          </table:table-cell>
          <table:table-cell office:value-type="currency" office:currency="USD" office:value="39.0384300005" calcext:value-type="currency">
            <text:p>$39,0384</text:p>
          </table:table-cell>
          <table:table-cell table:formula="of:=[.G17]*75" office:value-type="float" office:value="2927.8822500375" calcext:value-type="float">
            <text:p>2 927,88</text:p>
          </table:table-cell>
        </table:table-row>
        <table:table-row table:style-name="ro3">
          <table:table-cell office:value-type="string" calcext:value-type="string">
            <text:p>ЛУКСОР ТРИ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персиковый</text:p>
          </table:table-cell>
          <table:table-cell office:value-type="float" office:value="2.8" calcext:value-type="float">
            <text:p>2,80</text:p>
          </table:table-cell>
          <table:table-cell table:style-name="ce16" office:value-type="float" office:value="50" calcext:value-type="float">
            <text:p>50</text:p>
          </table:table-cell>
          <table:table-cell office:value-type="currency" office:currency="USD" office:value="36.2665721157" calcext:value-type="currency">
            <text:p>$36,2666</text:p>
          </table:table-cell>
          <table:table-cell table:formula="of:=[.G18]*75" office:value-type="float" office:value="2719.9929086775" calcext:value-type="float">
            <text:p>2 719,99</text:p>
          </table:table-cell>
        </table:table-row>
        <table:table-row table:style-name="ro3">
          <table:table-cell office:value-type="string" calcext:value-type="string">
            <text:p>ЛУКСОР УНО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слоновая кость</text:p>
          </table:table-cell>
          <table:table-cell office:value-type="float" office:value="2.8" calcext:value-type="float">
            <text:p>2,80</text:p>
          </table:table-cell>
          <table:table-cell table:style-name="ce16" office:value-type="float" office:value="50" calcext:value-type="float">
            <text:p>50</text:p>
          </table:table-cell>
          <table:table-cell office:value-type="currency" office:currency="USD" office:value="36.2665721157" calcext:value-type="currency">
            <text:p>$36,2666</text:p>
          </table:table-cell>
          <table:table-cell table:formula="of:=[.G19]*75" office:value-type="float" office:value="2719.9929086775" calcext:value-type="float">
            <text:p>2 719,99</text:p>
          </table:table-cell>
        </table:table-row>
        <table:table-row table:style-name="ro3">
          <table:table-cell office:value-type="string" calcext:value-type="string">
            <text:p>МЕЛАНЖ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оранжевый</text:p>
          </table:table-cell>
          <table:table-cell office:value-type="float" office:value="2.8" calcext:value-type="float">
            <text:p>2,80</text:p>
          </table:table-cell>
          <table:table-cell table:style-name="ce16" office:value-type="float" office:value="50" calcext:value-type="float">
            <text:p>50</text:p>
          </table:table-cell>
          <table:table-cell office:value-type="currency" office:currency="USD" office:value="29.53" calcext:value-type="currency">
            <text:p>$29,5300</text:p>
          </table:table-cell>
          <table:table-cell table:formula="of:=[.G20]*75" office:value-type="float" office:value="2214.75" calcext:value-type="float">
            <text:p>2 214,75</text:p>
          </table:table-cell>
        </table:table-row>
        <table:table-row table:style-name="ro1">
          <table:table-cell table:style-name="ce2" office:value-type="string" calcext:value-type="string">
            <text:p>МЕТАЛЛИК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Корея</text:p>
          </table:table-cell>
          <table:table-cell table:style-name="ce8" office:value-type="string" calcext:value-type="string">
            <text:p>св.серый, т.серый</text:p>
          </table:table-cell>
          <table:table-cell table:style-name="ce10" office:value-type="float" office:value="2.8" calcext:value-type="float">
            <text:p>2,80</text:p>
          </table:table-cell>
          <table:table-cell table:style-name="ce17" office:value-type="float" office:value="60" calcext:value-type="float">
            <text:p>60</text:p>
          </table:table-cell>
          <table:table-cell table:style-name="ce23" office:value-type="currency" office:currency="USD" office:value="31.9598440131" calcext:value-type="currency">
            <text:p>$31,9598</text:p>
          </table:table-cell>
          <table:table-cell table:formula="of:=[.G21]*75" office:value-type="float" office:value="2396.9883009825" calcext:value-type="float">
            <text:p>2 396,99</text:p>
          </table:table-cell>
        </table:table-row>
        <table:table-row table:style-name="ro5">
          <table:table-cell office:value-type="string" calcext:value-type="string">
            <text:p>МОНТАН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ерый, графит, св.бежевый, бежевый, св.коричневый, коричневый, розовый, бордо, золото</text:p>
          </table:table-cell>
          <table:table-cell office:value-type="float" office:value="2.8" calcext:value-type="float">
            <text:p>2,80</text:p>
          </table:table-cell>
          <table:table-cell table:style-name="ce18" office:value-type="float" office:value="50" calcext:value-type="float">
            <text:p>50</text:p>
          </table:table-cell>
          <table:table-cell office:value-type="currency" office:currency="USD" office:value="21.0353890031" calcext:value-type="currency">
            <text:p>$21,0354</text:p>
          </table:table-cell>
          <table:table-cell table:formula="of:=[.G22]*75" office:value-type="float" office:value="1577.6541752325" calcext:value-type="float">
            <text:p>1 577,65</text:p>
          </table:table-cell>
        </table:table-row>
        <table:table-row table:style-name="ro3">
          <table:table-cell office:value-type="string" calcext:value-type="string">
            <text:p>ОБЛАК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розовый</text:p>
          </table:table-cell>
          <table:table-cell office:value-type="float" office:value="2.8" calcext:value-type="float">
            <text:p>2,80</text:p>
          </table:table-cell>
          <table:table-cell table:style-name="ce18" office:value-type="float" office:value="50" calcext:value-type="float">
            <text:p>50</text:p>
          </table:table-cell>
          <table:table-cell office:value-type="currency" office:currency="USD" office:value="24.9004255738" calcext:value-type="currency">
            <text:p>$24,9004</text:p>
          </table:table-cell>
          <table:table-cell table:formula="of:=[.G23]*75" office:value-type="float" office:value="1867.531918035" calcext:value-type="float">
            <text:p>1 867,53</text:p>
          </table:table-cell>
        </table:table-row>
        <table:table-row table:style-name="ro4">
          <table:table-cell office:value-type="string" calcext:value-type="string">
            <text:p>ПАЛАС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св.бежевый, золотой каштан, розовое золото</text:p>
          </table:table-cell>
          <table:table-cell office:value-type="float" office:value="2.8" calcext:value-type="float">
            <text:p>2,80</text:p>
          </table:table-cell>
          <table:table-cell table:style-name="ce18" office:value-type="float" office:value="50" calcext:value-type="float">
            <text:p>50</text:p>
          </table:table-cell>
          <table:table-cell office:value-type="currency" office:currency="USD" office:value="29.7713918273" calcext:value-type="currency">
            <text:p>$29,7714</text:p>
          </table:table-cell>
          <table:table-cell table:formula="of:=[.G24]*75" office:value-type="float" office:value="2232.8543870475" calcext:value-type="float">
            <text:p>2 232,85</text:p>
          </table:table-cell>
        </table:table-row>
        <table:table-row table:style-name="ro1">
          <table:table-cell office:value-type="string" calcext:value-type="string">
            <text:p>ПАРМ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елый, магнолия</text:p>
          </table:table-cell>
          <table:table-cell office:value-type="float" office:value="2.8" calcext:value-type="float">
            <text:p>2,80</text:p>
          </table:table-cell>
          <table:table-cell table:style-name="ce18" office:value-type="float" office:value="50" calcext:value-type="float">
            <text:p>50</text:p>
          </table:table-cell>
          <table:table-cell office:value-type="currency" office:currency="USD" office:value="37.5602245014" calcext:value-type="currency">
            <text:p>$37,5602</text:p>
          </table:table-cell>
          <table:table-cell table:formula="of:=[.G25]*75" office:value-type="float" office:value="2817.016837605" calcext:value-type="float">
            <text:p>2 817,02</text:p>
          </table:table-cell>
        </table:table-row>
        <table:table-row table:style-name="ro2">
          <table:table-cell office:value-type="string" calcext:value-type="string">
            <text:p>ПЕРСИ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белый, бежевый, коричневый</text:p>
          </table:table-cell>
          <table:table-cell office:value-type="float" office:value="2.7" calcext:value-type="float">
            <text:p>2,70</text:p>
          </table:table-cell>
          <table:table-cell table:style-name="ce18" office:value-type="float" office:value="50" calcext:value-type="float">
            <text:p>50</text:p>
          </table:table-cell>
          <table:table-cell office:value-type="currency" office:currency="USD" office:value="22.8361958582" calcext:value-type="currency">
            <text:p>$22,8362</text:p>
          </table:table-cell>
          <table:table-cell table:formula="of:=[.G26]*75" office:value-type="float" office:value="1712.714689365" calcext:value-type="float">
            <text:p>1 712,71</text:p>
          </table:table-cell>
        </table:table-row>
        <table:table-row table:style-name="ro6">
          <table:table-cell office:value-type="string" calcext:value-type="string">
            <text:p>САХАРА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белый лён, магнолия, бежевый, св.бежевый, св. коричневый, т.коричневый , серый</text:p>
          </table:table-cell>
          <table:table-cell office:value-type="float" office:value="2.1" calcext:value-type="float">
            <text:p>2,10</text:p>
          </table:table-cell>
          <table:table-cell table:style-name="ce18" office:value-type="float" office:value="50" calcext:value-type="float">
            <text:p>50</text:p>
          </table:table-cell>
          <table:table-cell office:value-type="currency" office:currency="USD" office:value="6.98649" calcext:value-type="currency">
            <text:p>$6,9865</text:p>
          </table:table-cell>
          <table:table-cell table:formula="of:=[.G27]*75" office:value-type="float" office:value="523.98675" calcext:value-type="float">
            <text:p>523,99</text:p>
          </table:table-cell>
        </table:table-row>
        <table:table-row table:style-name="ro2">
          <table:table-cell office:value-type="string" calcext:value-type="string">
            <text:p>СКРИН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итай</text:p>
          </table:table-cell>
          <table:table-cell office:value-type="string" calcext:value-type="string">
            <text:p>белый, св. бежевый, серый</text:p>
          </table:table-cell>
          <table:table-cell office:value-type="float" office:value="3" calcext:value-type="float">
            <text:p>3,00</text:p>
          </table:table-cell>
          <table:table-cell table:style-name="ce18" office:value-type="float" office:value="50" calcext:value-type="float">
            <text:p>50</text:p>
          </table:table-cell>
          <table:table-cell office:value-type="currency" office:currency="USD" office:value="31.049865" calcext:value-type="currency">
            <text:p>$31,0499</text:p>
          </table:table-cell>
          <table:table-cell table:formula="of:=[.G28]*75" office:value-type="float" office:value="2328.739875" calcext:value-type="float">
            <text:p>2 328,74</text:p>
          </table:table-cell>
        </table:table-row>
        <table:table-row table:style-name="ro4">
          <table:table-cell office:value-type="string" calcext:value-type="string">
            <text:p>СОФ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елый, беж., крем., св.кор., лимон., св.лил, дым-лил.</text:p>
          </table:table-cell>
          <table:table-cell office:value-type="float" office:value="2.8" calcext:value-type="float">
            <text:p>2,80</text:p>
          </table:table-cell>
          <table:table-cell table:style-name="ce18" office:value-type="float" office:value="50" calcext:value-type="float">
            <text:p>50</text:p>
          </table:table-cell>
          <table:table-cell office:value-type="currency" office:currency="USD" office:value="16.0669091579" calcext:value-type="currency">
            <text:p>$16,0669</text:p>
          </table:table-cell>
          <table:table-cell table:formula="of:=[.G29]*75" office:value-type="float" office:value="1205.0181868425" calcext:value-type="float">
            <text:p>1 205,02</text:p>
          </table:table-cell>
        </table:table-row>
        <table:table-row table:style-name="ro7">
          <table:table-cell office:value-type="string" calcext:value-type="string">
            <text:p>СТАНДАРТ</text:p>
          </table:table-cell>
          <table:table-cell office:value-type="string" calcext:value-type="string">
            <text:p>Е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русника, розовый, бирюза, св.голубой, желтый, карамель, <text:s/>св. зеленый, сиреневый, черный, ваниль, св.роз., лиловый, синий, фисташковый, т. серый(new), оранжевый(new), красный (new), аквамарин(new), салатовый (new), персик, белый, св. серый, св.бежевый. бежевый, коричневый</text:p>
          </table:table-cell>
          <table:table-cell office:value-type="float" office:value="2.8" calcext:value-type="float">
            <text:p>2,80</text:p>
          </table:table-cell>
          <table:table-cell table:style-name="ce19" office:value-type="float" office:value="70" calcext:value-type="float">
            <text:p>70</text:p>
          </table:table-cell>
          <table:table-cell office:value-type="currency" office:currency="USD" office:value="10.7022974" calcext:value-type="currency">
            <text:p>$10,7023</text:p>
          </table:table-cell>
          <table:table-cell table:formula="of:=[.G30]*75" office:value-type="float" office:value="802.672305" calcext:value-type="float">
            <text:p>802,67</text:p>
          </table:table-cell>
        </table:table-row>
        <table:table-row table:style-name="ro1">
          <table:table-cell office:value-type="string" calcext:value-type="string">
            <text:p>СТЕП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серый, бежевый</text:p>
          </table:table-cell>
          <table:table-cell office:value-type="float" office:value="2.8" calcext:value-type="float">
            <text:p>2,80</text:p>
          </table:table-cell>
          <table:table-cell table:style-name="ce19" office:value-type="float" office:value="50" calcext:value-type="float">
            <text:p>50</text:p>
          </table:table-cell>
          <table:table-cell office:value-type="currency" office:currency="USD" office:value="17.7510348732" calcext:value-type="currency">
            <text:p>$17,7510</text:p>
          </table:table-cell>
          <table:table-cell table:formula="of:=[.G31]*75" office:value-type="float" office:value="1331.32761549" calcext:value-type="float">
            <text:p>1 331,33</text:p>
          </table:table-cell>
        </table:table-row>
        <table:table-row table:style-name="ro8">
          <table:table-cell office:value-type="string" calcext:value-type="string">
            <text:p>Стоун БИО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св. серый, графит, магнолия, бежевый, коричневый</text:p>
          </table:table-cell>
          <table:table-cell office:value-type="float" office:value="2.8" calcext:value-type="float">
            <text:p>2,80</text:p>
          </table:table-cell>
          <table:table-cell table:style-name="ce19" office:value-type="float" office:value="50" calcext:value-type="float">
            <text:p>50</text:p>
          </table:table-cell>
          <table:table-cell office:value-type="currency" office:currency="USD" office:value="21.0353913" calcext:value-type="currency">
            <text:p>$21,0354</text:p>
          </table:table-cell>
          <table:table-cell table:formula="of:=[.G32]*75" office:value-type="float" office:value="1577.6543475" calcext:value-type="float">
            <text:p>1 577,65</text:p>
          </table:table-cell>
        </table:table-row>
        <table:table-row table:style-name="ro8">
          <table:table-cell office:value-type="string" calcext:value-type="string">
            <text:p>ТЕТРИ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елый, серый, св.бежевый, бежевый, т.бежевый, лиловый</text:p>
          </table:table-cell>
          <table:table-cell office:value-type="float" office:value="2.8" calcext:value-type="float">
            <text:p>2,80</text:p>
          </table:table-cell>
          <table:table-cell table:style-name="ce19" office:value-type="float" office:value="50" calcext:value-type="float">
            <text:p>50</text:p>
          </table:table-cell>
          <table:table-cell office:value-type="currency" office:currency="USD" office:value="23.1065316049" calcext:value-type="currency">
            <text:p>$23,1065</text:p>
          </table:table-cell>
          <table:table-cell table:formula="of:=[.G33]*75" office:value-type="float" office:value="1732.9898703675" calcext:value-type="float">
            <text:p>1 732,99</text:p>
          </table:table-cell>
        </table:table-row>
        <table:table-row table:style-name="ro3">
          <table:table-cell office:value-type="string" calcext:value-type="string">
            <text:p>ФЛЕКС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<text:s/>коричневый</text:p>
          </table:table-cell>
          <table:table-cell office:value-type="float" office:value="2.7" calcext:value-type="float">
            <text:p>2,70</text:p>
          </table:table-cell>
          <table:table-cell table:style-name="ce19" office:value-type="float" office:value="50" calcext:value-type="float">
            <text:p>50</text:p>
          </table:table-cell>
          <table:table-cell office:value-type="currency" office:currency="USD" office:value="27.487101901" calcext:value-type="currency">
            <text:p>$27,4871</text:p>
          </table:table-cell>
          <table:table-cell table:formula="of:=[.G34]*75" office:value-type="float" office:value="2061.532642575" calcext:value-type="float">
            <text:p>2 061,53</text:p>
          </table:table-cell>
        </table:table-row>
        <table:table-row table:style-name="ro3">
          <table:table-cell office:value-type="string" calcext:value-type="string">
            <text:p>ЭЛЕКТР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черное золото</text:p>
          </table:table-cell>
          <table:table-cell office:value-type="float" office:value="2.8" calcext:value-type="float">
            <text:p>2,80</text:p>
          </table:table-cell>
          <table:table-cell table:style-name="ce19" office:value-type="float" office:value="50" calcext:value-type="float">
            <text:p>50</text:p>
          </table:table-cell>
          <table:table-cell office:value-type="currency" office:currency="USD" office:value="29.0509852927" calcext:value-type="currency">
            <text:p>$29,0510</text:p>
          </table:table-cell>
          <table:table-cell table:formula="of:=[.G35]*75" office:value-type="float" office:value="2178.8238969525" calcext:value-type="float">
            <text:p>2 178,82</text:p>
          </table:table-cell>
        </table:table-row>
        <table:table-row table:style-name="ro1">
          <table:table-cell office:value-type="string" calcext:value-type="string">
            <text:p>ЭЛЛАДА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ция</text:p>
          </table:table-cell>
          <table:table-cell office:value-type="string" calcext:value-type="string">
            <text:p>магнолия, бежевый</text:p>
          </table:table-cell>
          <table:table-cell table:style-name="ce12" office:value-type="float" office:value="2.7" calcext:value-type="float">
            <text:p>2,70</text:p>
          </table:table-cell>
          <table:table-cell table:style-name="ce20" office:value-type="float" office:value="50" calcext:value-type="float">
            <text:p>50</text:p>
          </table:table-cell>
          <table:table-cell office:value-type="currency" office:currency="USD" office:value="24.7475041518" calcext:value-type="currency">
            <text:p>$24,7475</text:p>
          </table:table-cell>
          <table:table-cell table:formula="of:=[.G36]*75" office:value-type="float" office:value="1856.062811385" calcext:value-type="float">
            <text:p>1 856,06</text:p>
          </table:table-cell>
        </table:table-row>
        <table:table-row table:style-name="ro8">
          <table:table-cell office:value-type="string" calcext:value-type="string">
            <text:p>ЭТНИК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орея</text:p>
          </table:table-cell>
          <table:table-cell office:value-type="string" calcext:value-type="string">
            <text:p>бежевый, зеленый, св. коричневый, т. бежевый, т. коричневый</text:p>
          </table:table-cell>
          <table:table-cell table:style-name="ce13" office:value-type="float" office:value="2.7" calcext:value-type="float">
            <text:p>2,70</text:p>
          </table:table-cell>
          <table:table-cell table:style-name="ce21" office:value-type="float" office:value="50" calcext:value-type="float">
            <text:p>50</text:p>
          </table:table-cell>
          <table:table-cell office:value-type="currency" office:currency="USD" office:value="23.7879745991" calcext:value-type="currency">
            <text:p>$23,7880</text:p>
          </table:table-cell>
          <table:table-cell table:formula="of:=[.G37]*75" office:value-type="float" office:value="1784.0980949325" calcext:value-type="float">
            <text:p>1 784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Cyr" svg:font-family="'Arial Cyr'"/>
    <style:font-face style:name="Times New Roman" svg:font-family="'Times New Roman'" style:font-family-generic="roman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0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31">
      <number:currency-symbol number:language="en" number:country="CA">$</number:currency-symbol>
      <number:number number:decimal-places="4" number:min-decimal-places="4" number:min-integer-digits="1" number:grouping="true"/>
    </number:currency-style>
    <number:number-style style:name="N132">
      <number:number number:decimal-places="5" number:min-decimal-places="5" number:min-integer-digits="1"/>
      <number:text> у.е.</number:text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Обычный_20_3" style:display-name="Обычный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20:10:51.255117711</meta:creation-date>
    <dc:date>2021-03-05T20:11:15.531200463</dc:date>
    <meta:editing-duration>PT26S</meta:editing-duration>
    <meta:editing-cycles>1</meta:editing-cycles>
    <meta:document-statistic meta:table-count="1" meta:cell-count="296" meta:object-count="0"/>
    <meta:generator>LibreOffice/7.0.0.3$Linux_X86_64 LibreOffice_project/8061b3e9204bef6b321a21033174034a5e2ea88e</meta:generator>
  </office:meta>
</office:document-meta>
</file>